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200%"/>
      <style:text-properties officeooo:rsid="0011c097" officeooo:paragraph-rsid="0011c097"/>
    </style:style>
    <style:style style:name="P2" style:family="paragraph" style:parent-style-name="Standard" style:list-style-name="L1">
      <style:paragraph-properties fo:line-height="200%"/>
      <style:text-properties officeooo:rsid="0011c097" officeooo:paragraph-rsid="0011c097"/>
    </style:style>
    <style:style style:name="P3" style:family="paragraph" style:parent-style-name="Standard">
      <style:paragraph-properties fo:line-height="200%"/>
      <style:text-properties officeooo:rsid="001222f2" officeooo:paragraph-rsid="001222f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 top of the Research manuscript, I wish to submit two main creative artifacts: a website and a git repository that hosts my software. </text:p>
      <text:list text:style-name="L1">
        <text:list-item>
          <text:p text:style-name="P2">Website: <text:a xlink:type="simple" xlink:href="https://tra86.skushagra.com/" text:style-name="Internet_20_link" text:visited-style-name="Visited_20_Internet_20_Link">https://tra86.skushagra.com</text:a></text:p>
        </text:list-item>
        <text:list-item>
          <text:p text:style-name="P2">Git Repository for Software: <text:a xlink:type="simple" xlink:href="https://github.com/cics-syslab/RUST-Tracing-Tool" text:style-name="Internet_20_link" text:visited-style-name="Visited_20_Internet_20_Link">https://github.com/cics-syslab/RUST-Tracing-Tool</text:a></text:p>
        </text:list-item>
      </text:list>
      <text:p text:style-name="P3">For the software repository, I have also uploaded a compressed version of the software as of May 15, 2024. However, it is recommended to visit the link(s) provided above to ensure the user has access to the newest available version. </text:p>
      <text:p text:style-name="P1">Kushagra Srivastava</text:p>
      <text:p text:style-name="P1">3283326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00:24:07.585697839</meta:creation-date>
    <dc:date>2024-05-16T00:27:38.975773953</dc:date>
    <meta:editing-duration>PT3M31S</meta:editing-duration>
    <meta:editing-cycles>2</meta:editing-cycles>
    <meta:generator>LibreOffice/24.2.2.2$MacOSX_AARCH64 LibreOffice_project/d56cc158d8a96260b836f100ef4b4ef25d6f1a01</meta:generator>
    <meta:document-statistic meta:table-count="0" meta:image-count="0" meta:object-count="0" meta:page-count="1" meta:paragraph-count="6" meta:word-count="76" meta:character-count="511" meta:non-whitespace-character-count="441"/>
  </office:meta>
</office:document-meta>
</file>